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3c6b" officeooo:paragraph-rsid="00003c6b"/>
    </style:style>
    <style:style style:name="P2" style:family="paragraph" style:parent-style-name="Standard">
      <style:text-properties officeooo:rsid="00022961" officeooo:paragraph-rsid="00022961"/>
    </style:style>
    <style:style style:name="P3" style:family="paragraph" style:parent-style-name="Standard">
      <style:text-properties officeooo:rsid="0003cf0d" officeooo:paragraph-rsid="0003cf0d"/>
    </style:style>
    <style:style style:name="P4" style:family="paragraph" style:parent-style-name="Standard">
      <style:text-properties officeooo:rsid="000514c4" officeooo:paragraph-rsid="000514c4"/>
    </style:style>
    <style:style style:name="P5" style:family="paragraph" style:parent-style-name="Standard">
      <style:text-properties officeooo:rsid="000514c4" officeooo:paragraph-rsid="0006f5a2"/>
    </style:style>
    <style:style style:name="P6" style:family="paragraph" style:parent-style-name="Standard">
      <style:text-properties fo:font-weight="bold" officeooo:rsid="000514c4" officeooo:paragraph-rsid="000514c4" style:font-weight-asian="bold" style:font-weight-complex="bold"/>
    </style:style>
    <style:style style:name="P7" style:family="paragraph" style:parent-style-name="Standard">
      <style:text-properties fo:font-weight="bold" officeooo:rsid="000514c4" officeooo:paragraph-rsid="0006f5a2" style:font-weight-asian="bold" style:font-weight-complex="bold"/>
    </style:style>
    <style:style style:name="P8" style:family="paragraph" style:parent-style-name="Standard">
      <style:text-properties fo:font-weight="bold" officeooo:rsid="000a1e8c" officeooo:paragraph-rsid="000a1e8c" style:font-weight-asian="bold" style:font-weight-complex="bold"/>
    </style:style>
    <style:style style:name="P9" style:family="paragraph" style:parent-style-name="Standard">
      <style:text-properties fo:font-weight="bold" officeooo:rsid="000a9142" officeooo:paragraph-rsid="000a9142" style:font-weight-asian="bold" style:font-weight-complex="bold"/>
    </style:style>
    <style:style style:name="P10" style:family="paragraph" style:parent-style-name="Standard">
      <style:text-properties fo:font-weight="bold" officeooo:rsid="000a9142" officeooo:paragraph-rsid="000c74b5" style:font-weight-asian="bold" style:font-weight-complex="bold"/>
    </style:style>
    <style:style style:name="P11" style:family="paragraph" style:parent-style-name="Standard">
      <style:text-properties fo:font-weight="bold" officeooo:rsid="0003cf0d" officeooo:paragraph-rsid="0003cf0d" style:font-weight-asian="bold" style:font-weight-complex="bold"/>
    </style:style>
    <style:style style:name="P12" style:family="paragraph" style:parent-style-name="Standard">
      <style:text-properties fo:font-weight="bold" officeooo:rsid="000b4c12" officeooo:paragraph-rsid="000b4c12" style:font-weight-asian="bold" style:font-weight-complex="bold"/>
    </style:style>
    <style:style style:name="P13" style:family="paragraph" style:parent-style-name="Standard">
      <style:text-properties fo:font-weight="bold" officeooo:rsid="000c196d" officeooo:paragraph-rsid="000c196d" style:font-weight-asian="bold" style:font-weight-complex="bold"/>
    </style:style>
    <style:style style:name="P14" style:family="paragraph" style:parent-style-name="Standard">
      <style:text-properties officeooo:rsid="000a1e8c" officeooo:paragraph-rsid="000a1e8c"/>
    </style:style>
    <style:style style:name="P15" style:family="paragraph" style:parent-style-name="Standard">
      <style:text-properties officeooo:rsid="000a9142" officeooo:paragraph-rsid="000a9142"/>
    </style:style>
    <style:style style:name="P16" style:family="paragraph" style:parent-style-name="Standard">
      <style:text-properties officeooo:rsid="000b4c12" officeooo:paragraph-rsid="000b4c12"/>
    </style:style>
    <style:style style:name="P17" style:family="paragraph" style:parent-style-name="Standard">
      <style:text-properties officeooo:rsid="000b4c12" officeooo:paragraph-rsid="000c196d"/>
    </style:style>
    <style:style style:name="P18" style:family="paragraph" style:parent-style-name="Standard">
      <style:text-properties fo:font-weight="normal" officeooo:rsid="00003c6b" officeooo:paragraph-rsid="00003c6b" style:font-weight-asian="normal" style:font-weight-complex="normal"/>
    </style:style>
    <style:style style:name="P19" style:family="paragraph" style:parent-style-name="Standard">
      <style:text-properties officeooo:rsid="000decc0" officeooo:paragraph-rsid="000decc0"/>
    </style:style>
    <style:style style:name="P20" style:family="paragraph" style:parent-style-name="Standard">
      <style:text-properties fo:font-weight="bold" officeooo:rsid="000912ad" officeooo:paragraph-rsid="00003c6b" style:font-weight-asian="bold" style:font-weight-complex="bold"/>
    </style:style>
    <style:style style:name="P21" style:family="paragraph" style:parent-style-name="Standard">
      <style:text-properties fo:font-weight="bold" officeooo:rsid="000912ad" officeooo:paragraph-rsid="000c74b5" style:font-weight-asian="bold" style:font-weight-complex="bold"/>
    </style:style>
    <style:style style:name="P22" style:family="paragraph" style:parent-style-name="Standard">
      <style:text-properties fo:font-weight="bold" officeooo:rsid="000e9cbe" officeooo:paragraph-rsid="000e9cbe" style:font-weight-asian="bold" style:font-weight-complex="bold"/>
    </style:style>
    <style:style style:name="P23" style:family="paragraph" style:parent-style-name="Standard">
      <style:text-properties fo:font-weight="bold" officeooo:rsid="000ecd34" officeooo:paragraph-rsid="000ecd34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weight="bold" officeooo:rsid="000ecd34" officeooo:paragraph-rsid="000ecd34" style:font-weight-asian="bold" style:font-weight-complex="bold"/>
    </style:style>
    <style:style style:name="P25" style:family="paragraph" style:parent-style-name="Standard">
      <style:text-properties fo:font-weight="bold" officeooo:rsid="000f37fa" officeooo:paragraph-rsid="000f37fa" style:font-weight-asian="bold" style:font-weight-complex="bold"/>
    </style:style>
    <style:style style:name="P26" style:family="paragraph" style:parent-style-name="Standard">
      <style:text-properties fo:font-weight="bold" officeooo:rsid="00110e64" officeooo:paragraph-rsid="00110e64" style:font-weight-asian="bold" style:font-weight-complex="bold"/>
    </style:style>
    <style:style style:name="P27" style:family="paragraph" style:parent-style-name="Standard">
      <style:text-properties fo:font-weight="bold" officeooo:rsid="00162ec9" officeooo:paragraph-rsid="00162ec9" style:font-weight-asian="bold" style:font-weight-complex="bold"/>
    </style:style>
    <style:style style:name="P28" style:family="paragraph" style:parent-style-name="Standard">
      <style:text-properties fo:font-weight="normal" officeooo:rsid="000912ad" officeooo:paragraph-rsid="000c74b5" style:font-weight-asian="normal" style:font-weight-complex="normal"/>
    </style:style>
    <style:style style:name="P29" style:family="paragraph" style:parent-style-name="Standard">
      <style:text-properties fo:font-weight="normal" officeooo:rsid="000f37fa" officeooo:paragraph-rsid="000f37fa" style:font-weight-asian="normal" style:font-weight-complex="normal"/>
    </style:style>
    <style:style style:name="P30" style:family="paragraph" style:parent-style-name="Standard">
      <style:text-properties officeooo:rsid="000decc0" officeooo:paragraph-rsid="000decc0"/>
    </style:style>
    <style:style style:name="P31" style:family="paragraph" style:parent-style-name="Standard">
      <style:text-properties officeooo:rsid="000e9cbe" officeooo:paragraph-rsid="000e9cbe"/>
    </style:style>
    <style:style style:name="P32" style:family="paragraph" style:parent-style-name="Standard">
      <style:text-properties officeooo:rsid="000b4c12" officeooo:paragraph-rsid="000c196d"/>
    </style:style>
    <style:style style:name="P33" style:family="paragraph" style:parent-style-name="Standard">
      <style:text-properties officeooo:rsid="000ecd34" officeooo:paragraph-rsid="000ecd34"/>
    </style:style>
    <style:style style:name="P34" style:family="paragraph" style:parent-style-name="Standard">
      <style:paragraph-properties fo:text-align="start" style:justify-single-word="false"/>
      <style:text-properties officeooo:rsid="000ecd34" officeooo:paragraph-rsid="000ecd34"/>
    </style:style>
    <style:style style:name="P3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03c6b" officeooo:paragraph-rsid="00003c6b" style:font-weight-asian="bold" style:font-weight-complex="bold"/>
    </style:style>
    <style:style style:name="P3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cd34" officeooo:paragraph-rsid="000ecd34" style:font-weight-asian="bold" style:font-weight-complex="bold"/>
    </style:style>
    <style:style style:name="P37" style:family="paragraph" style:parent-style-name="Standard">
      <style:text-properties officeooo:rsid="00003c6b" officeooo:paragraph-rsid="00003c6b"/>
    </style:style>
    <style:style style:name="P38" style:family="paragraph" style:parent-style-name="Standard">
      <style:text-properties officeooo:rsid="000f37fa" officeooo:paragraph-rsid="000f37fa"/>
    </style:style>
    <style:style style:name="P39" style:family="paragraph" style:parent-style-name="Standard">
      <style:text-properties officeooo:rsid="00110e64" officeooo:paragraph-rsid="00110e64"/>
    </style:style>
    <style:style style:name="P40" style:family="paragraph" style:parent-style-name="Standard">
      <style:text-properties officeooo:rsid="00110e64" officeooo:paragraph-rsid="0012d82c"/>
    </style:style>
    <style:style style:name="P41" style:family="paragraph" style:parent-style-name="Standard">
      <style:paragraph-properties style:line-height-at-least="0.503cm"/>
      <style:text-properties fo:color="#333333" style:font-name="Consolas" fo:font-size="10.5pt" fo:font-weight="normal" fo:background-color="#ffffff"/>
    </style:style>
    <style:style style:name="P42" style:family="paragraph" style:parent-style-name="Standard">
      <style:text-properties fo:color="#333333" style:font-name="Consolas" fo:font-size="10.5pt" fo:font-weight="normal" officeooo:rsid="00110e64" officeooo:paragraph-rsid="00110e64" fo:background-color="#ffffff"/>
    </style:style>
    <style:style style:name="P43" style:family="paragraph" style:parent-style-name="Standard">
      <style:text-properties officeooo:rsid="00162ec9" officeooo:paragraph-rsid="00162ec9"/>
    </style:style>
    <style:style style:name="T1" style:family="text">
      <style:text-properties officeooo:rsid="0002296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31f20"/>
    </style:style>
    <style:style style:name="T4" style:family="text">
      <style:text-properties officeooo:rsid="0006f5a2"/>
    </style:style>
    <style:style style:name="T5" style:family="text">
      <style:text-properties officeooo:rsid="000912ad"/>
    </style:style>
    <style:style style:name="T6" style:family="text">
      <style:text-properties officeooo:rsid="000a9142"/>
    </style:style>
    <style:style style:name="T7" style:family="text">
      <style:text-properties officeooo:rsid="000c196d"/>
    </style:style>
    <style:style style:name="T8" style:family="text">
      <style:text-properties officeooo:rsid="000c74b5"/>
    </style:style>
    <style:style style:name="T9" style:family="text">
      <style:text-properties officeooo:rsid="000e9cbe"/>
    </style:style>
    <style:style style:name="T10" style:family="text">
      <style:text-properties officeooo:rsid="000decc0"/>
    </style:style>
    <style:style style:name="T11" style:family="text">
      <style:text-properties fo:color="#00008b"/>
    </style:style>
    <style:style style:name="T12" style:family="text">
      <style:text-properties fo:color="#7a3e9d"/>
    </style:style>
    <style:style style:name="T13" style:family="text">
      <style:text-properties fo:color="#ff4500"/>
    </style:style>
    <style:style style:name="T14" style:family="text">
      <style:text-properties officeooo:rsid="0012d8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COMANDOS DOCKER</text:p>
      <text:p text:style-name="P1"/>
      <text:p text:style-name="P13">Pesquisa se tem conteiner ativado</text:p>
      <text:p text:style-name="P1">docker container ls</text:p>
      <text:p text:style-name="P1"/>
      <text:p text:style-name="P13">Pesquisa se tem conteiner desativado</text:p>
      <text:p text:style-name="P1">docker container ls -a</text:p>
      <text:p text:style-name="P1"/>
      <text:p text:style-name="P13">Pesquisa se tem conteiner desativado e joga para um arquivo txt</text:p>
      <text:p text:style-name="P1">docker container ls -a &gt; nome_arquivo.txt</text:p>
      <text:p text:style-name="P1"/>
      <text:p text:style-name="P9">Cria um container, caso não exista ele procual Dock Hub e baixa para criar</text:p>
      <text:p text:style-name="P1">docker run nome_container</text:p>
      <text:p text:style-name="P1"/>
      <text:p text:style-name="P9">criar um container e renomea-lo na execução</text:p>
      <text:p text:style-name="P18">docker container run –name <text:span text:style-name="T1">meu_container</text:span> <text:s/>iner nome_container</text:p>
      <text:p text:style-name="P1"/>
      <text:p text:style-name="P9">Remover o container que não vamos mais usar</text:p>
      <text:p text:style-name="P1">docker container rm d9c8a908f361 </text:p>
      <text:p text:style-name="P20"/>
      <text:p text:style-name="P10">Remover o container que não vamos mais usar <text:span text:style-name="T8">e está em execuão</text:span></text:p>
      <text:p text:style-name="P28">docker container rm -f d9c8a908f361 </text:p>
      <text:p text:style-name="P21"/>
      <text:p text:style-name="P20">Comando para criar um container e abilitar o terminal deste container para interagirmos</text:p>
      <text:p text:style-name="P2">docker container run -it ubunt<text:span text:style-name="T3">u</text:span> /bin/bash</text:p>
      <text:p text:style-name="P2"/>
      <text:p text:style-name="P11"><text:span text:style-name="T6">P</text:span>ara sair</text:p>
      <text:p text:style-name="P3">exit </text:p>
      <text:p text:style-name="P3"/>
      <text:p text:style-name="P6"><text:span text:style-name="T5">A</text:span>bre um container com o nginx mas prende o cusor</text:p>
      <text:p text:style-name="P4">docker container run nginx <text:s text:c="3"/></text:p>
      <text:p text:style-name="P1"/>
      <text:p text:style-name="P7"><text:span text:style-name="T5">A</text:span>bre um container com o nginx <text:span text:style-name="T4">sem prender o cusor</text:span></text:p>
      <text:p text:style-name="P5">docker container run -<text:span text:style-name="T4">d </text:span>nginx <text:s text:c="3"/></text:p>
      <text:p text:style-name="P5"/>
      <text:p text:style-name="P8">Para entrar com contair que acabanos de criar</text:p>
      <text:p text:style-name="P14">docker container exec -it 333d9a616f1a <text:span text:style-name="T2">/bin/bash</text:span></text:p>
      <text:p text:style-name="P1"/>
      <text:p text:style-name="P9">port bind conecta a porta do container a porta do servidor</text:p>
      <text:p text:style-name="P15">docker container run -d -p 8080:80 nginx</text:p>
      <text:p text:style-name="P1"/>
      <text:p text:style-name="P12">Estalando o mongodb e definir bind e usuario e senha em um único comandos</text:p>
      <text:p text:style-name="P16">docker container run -d -p 27017:27017 -e MONGO_INITDB_ROOT_USERNAME=mongouser -e MONGO_INITDB_ROOT_PASSWORD=mongopwd mongo</text:p>
      <text:p text:style-name="P1"/>
      <text:p text:style-name="P13">Onde: </text:p>
      <text:p text:style-name="P17">mongouser <text:span text:style-name="T7">= nome de usuario que você quer utilizar;</text:span></text:p>
      <text:p text:style-name="P17">mongopwd <text:span text:style-name="T7">= senha que você quer utilizar</text:span></text:p>
      <text:p text:style-name="P17"/>
      <text:p text:style-name="P22">Retorna o id de todos os containers ativos</text:p>
      <text:p text:style-name="P31">docker container ls -q</text:p>
      <text:p text:style-name="P31"/>
      <text:p text:style-name="P22"><text:soft-page-break/>Retorn o id de todos os containers ativos e inativos(exit)</text:p>
      <text:p text:style-name="P31">docker container ls -qa</text:p>
      <text:p text:style-name="P17"/>
      <text:p text:style-name="P23">Remove todos os containers ativos e inativos</text:p>
      <text:p text:style-name="P33">docker container rm -f $(<text:span text:style-name="T9">docker container ls -qa</text:span>)</text:p>
      <text:p text:style-name="P1"/>
      <text:p text:style-name="P26">Criar um container apartir de um Dockerfile</text:p>
      <text:p text:style-name="P39">1- Criar uma pasta onde vai ser criado o Dockerfile</text:p>
      <text:p text:style-name="P39">2- Abrir o vs-code ou editor de sua preferencia</text:p>
      <text:p text:style-name="P39">3-criar o arquivo com o nome Dockerfile e digitar os comando desejados</text:p>
      <text:p text:style-name="P39">ex.:</text:p>
      <text:p text:style-name="P42"><text:span text:style-name="T11">FROM</text:span> <text:span text:style-name="T12">ubuntu</text:span></text:p>
      <text:p text:style-name="P41"><text:span text:style-name="T11">RUN</text:span> <text:span text:style-name="T13">apt</text:span> <text:span text:style-name="T13">update</text:span></text:p>
      <text:p text:style-name="P41"><text:span text:style-name="T11">RUN</text:span> <text:span text:style-name="T13">apt</text:span> <text:span text:style-name="T13">install</text:span> <text:span text:style-name="T13">curl</text:span> <text:span text:style-name="T13">--yes</text:span></text:p>
      <text:p text:style-name="P39"/>
      <text:p text:style-name="P39">4- Executar o comando </text:p>
      <text:p text:style-name="P39">docker build -t nome_desejado -f Dockerfile .</text:p>
      <text:p text:style-name="P40">docker build -t <text:span text:style-name="T14">aula-ubuntu-curl</text:span> -f Dockerfile .</text:p>
      <text:p text:style-name="P39"/>
      <text:p text:style-name="P27">Comando para visualizar a imagem criada.</text:p>
      <text:p text:style-name="P43">Docker image ls</text:p>
      <text:p text:style-name="P43"/>
      <text:p text:style-name="P43"/>
      <text:p text:style-name="P1"/>
      <text:p text:style-name="P35">COMANDOS GIT</text:p>
      <text:p text:style-name="P1"/>
      <text:p text:style-name="P19">git clone <text:a xlink:type="simple" xlink:href="https://endere_do_git/" text:style-name="Internet_20_link" text:visited-style-name="Visited_20_Internet_20_Link">https://endere_do_git</text:a></text:p>
      <text:p text:style-name="P19"/>
      <text:p text:style-name="P19">git status</text:p>
      <text:p text:style-name="P19"/>
      <text:p text:style-name="P19">git add nome_arquivo</text:p>
      <text:p text:style-name="P19"/>
      <text:p text:style-name="P19">git add .</text:p>
      <text:p text:style-name="P19"/>
      <text:p text:style-name="P19">Git commit -m “digite a mensagem que deseja aqui para registra o commit”</text:p>
      <text:p text:style-name="P19"/>
      <text:p text:style-name="P19">git push </text:p>
      <text:p text:style-name="P19"/>
      <text:p text:style-name="P19">git push origin nome_branch</text:p>
      <text:p text:style-name="P19"/>
      <text:p text:style-name="P19">git pull</text:p>
      <text:p text:style-name="P19"/>
      <text:p text:style-name="P31">git branch -m <text:span text:style-name="T10">nome_branch</text:span></text:p>
      <text:p text:style-name="P19"/>
      <text:p text:style-name="P19">git checkout nome_branch</text:p>
      <text:p text:style-name="P19"/>
      <text:p text:style-name="P19">git merge nome_outra_branch</text:p>
      <text:p text:style-name="P19"/>
      <text:p text:style-name="P19"/>
      <text:p text:style-name="P36">COMANDOS LINUX</text:p>
      <text:p text:style-name="P34"/>
      <text:p text:style-name="P24">Comando para atualizar repositórios </text:p>
      <text:p text:style-name="P34"><text:soft-page-break/>apt update</text:p>
      <text:p text:style-name="P1"/>
      <text:p text:style-name="P25">Comando para instalar o curl</text:p>
      <text:p text:style-name="P38">apt install curl</text:p>
      <text:p text:style-name="P38"/>
      <text:p text:style-name="P25">Comando para instalar o curl sem pedir confirmação</text:p>
      <text:p text:style-name="P29">apt install curl --yes</text:p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01T05:53:16.495000000</meta:creation-date>
    <dc:date>2023-06-02T12:59:08.402000000</dc:date>
    <meta:editing-duration>PT54M30S</meta:editing-duration>
    <meta:editing-cycles>8</meta:editing-cycles>
    <meta:generator>LibreOffice/6.1.3.2$Windows_X86_64 LibreOffice_project/86daf60bf00efa86ad547e59e09d6bb77c699acb</meta:generator>
    <meta:document-statistic meta:table-count="0" meta:image-count="0" meta:object-count="0" meta:page-count="3" meta:paragraph-count="70" meta:word-count="412" meta:character-count="2514" meta:non-whitespace-character-count="2158"/>
  </office:meta>
</office:document-meta>
</file>